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542fc"/>
    </style:style>
    <style:style style:name="T3" style:family="text">
      <style:text-properties officeooo:rsid="00197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2">3</text:span>/<text:span text:style-name="T1">19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3">4</text:span></text:p>
      <text:p text:style-name="P1"><text:span text:style-name="T2">Haskell</text:span>: <text:span text:style-name="T3">More Learning You a Haskell for Great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3-15T22:13:19.042569000</dc:date>
    <meta:editing-duration>PT56S</meta:editing-duration>
    <meta:editing-cycles>5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19" meta:character-count="106" meta:non-whitespace-character-count="94"/>
  </office:meta>
</office:document-meta>
</file>